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able:table-cell table:style-name="ce115" table:number-columns-repeated="7"/>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able:number-columns-repeated="1013"/>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1015"/>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able:number-columns-repeated="1013"/>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able:number-columns-repeated="1013"/>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able:number-columns-repeated="1013"/>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able:number-columns-repeated="1013"/>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able:number-columns-repeated="1013"/>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014"/>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014"/>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able:number-columns-repeated="1013"/>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1015"/>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1015"/>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able:table-cell table:style-name="ce115" table:number-columns-repeated="7"/>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able:number-columns-repeated="1013"/>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able:number-columns-repeated="1013"/>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able:number-columns-repeated="1013"/>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1015"/>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1015"/>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able:number-columns-repeated="1013"/>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able:number-columns-repeated="1013"/>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014"/>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able:number-columns-repeated="1013"/>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1015"/>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014"/>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1015"/>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able:number-columns-repeated="1013"/>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014"/>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1015"/>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1015"/>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able:number-columns-repeated="1013"/>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1015"/>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able:number-columns-repeated="1013"/>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able:number-columns-repeated="1013"/>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able:number-columns-repeated="1013"/>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able:number-columns-repeated="1013"/>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1015"/>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1015"/>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able:number-columns-repeated="1013"/>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able:number-columns-repeated="1013"/>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014"/>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able:number-columns-repeated="1013"/>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014"/>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1015"/>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1015"/>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1015"/>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1015"/>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able:number-columns-repeated="1013"/>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able:number-columns-repeated="1013"/>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able:number-columns-repeated="1013"/>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able:table-cell table:style-name="ce115" table:number-columns-repeated="7"/>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able:number-columns-repeated="6"/>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able:number-columns-repeated="1013"/>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014"/>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able:number-columns-repeated="1013"/>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1015"/>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1015"/>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able:number-columns-repeated="1013"/>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1015"/>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able:number-columns-repeated="1013"/>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1015"/>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1015"/>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able:number-columns-repeated="1013"/>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1015"/>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able:number-columns-repeated="1013"/>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014"/>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able:number-columns-repeated="1013"/>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able:number-columns-repeated="1013"/>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able:number-columns-repeated="1013"/>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1015"/>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able:number-columns-repeated="1013"/>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able:number-columns-repeated="1013"/>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1015"/>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8"/>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able:number-columns-repeated="6"/>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able:number-columns-repeated="6"/>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able:number-columns-repeated="6"/>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able:number-columns-repeated="6"/>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able:number-columns-repeated="6"/>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able:number-columns-repeated="6"/>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able:number-columns-repeated="6"/>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able:number-columns-repeated="6"/>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able:table-cell table:style-name="ce115" table:number-columns-repeated="7"/>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able:number-columns-repeated="1013"/>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able:number-columns-repeated="1013"/>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014"/>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able:number-columns-repeated="1013"/>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able:number-columns-repeated="1013"/>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able:number-columns-repeated="1013"/>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014"/>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able:number-columns-repeated="1013"/>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able:number-columns-repeated="1013"/>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able:number-columns-repeated="1013"/>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able:number-columns-repeated="1013"/>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able:number-columns-repeated="1013"/>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able:number-columns-repeated="1013"/>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able:number-columns-repeated="1013"/>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able:number-columns-repeated="1013"/>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able:number-columns-repeated="1013"/>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able:number-columns-repeated="1013"/>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able:number-columns-repeated="1013"/>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able:number-columns-repeated="1013"/>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able:number-columns-repeated="1013"/>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able:number-columns-repeated="1013"/>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able:number-columns-repeated="1013"/>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able:number-columns-repeated="1013"/>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able:number-columns-repeated="1013"/>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able:number-columns-repeated="1013"/>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able:number-columns-repeated="1013"/>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able:table-cell table:style-name="ce115" table:number-columns-repeated="7"/>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014"/>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able:number-columns-repeated="1013"/>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014"/>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able:number-columns-repeated="1013"/>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014"/>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able:number-columns-repeated="1013"/>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able:number-columns-repeated="1013"/>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able:number-columns-repeated="1013"/>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014"/>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able:number-columns-repeated="1013"/>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able:number-columns-repeated="1013"/>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014"/>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able:number-columns-repeated="1013"/>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014"/>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able:number-columns-repeated="1013"/>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014"/>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able:number-columns-repeated="1013"/>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able:number-columns-repeated="1013"/>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able:number-columns-repeated="1013"/>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able:number-columns-repeated="1013"/>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able:number-columns-repeated="1013"/>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014"/>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able:number-columns-repeated="1013"/>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able:number-columns-repeated="1013"/>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able:number-columns-repeated="1013"/>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able:table-cell table:style-name="ce177" table:number-columns-repeated="7"/>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able:number-columns-repeated="1013"/>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able:number-columns-repeated="1013"/>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able:number-columns-repeated="1013"/>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50" table:default-cell-style-name="Default"/>
        <table:table-column table:style-name="co8" table:number-columns-repeated="76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number-rows-repeated="2">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number-rows-repeated="2">
          <table:table-cell table:style-name="ce188" table:number-columns-repeated="3"/>
          <table:table-cell table:style-name="ce96"/>
          <table:table-cell table:style-name="ce188" table:number-columns-repeated="246"/>
          <table:table-cell table:number-columns-repeated="773"/>
        </table:table-row>
        <table:table-row table:style-name="ro7" table:number-rows-repeated="2">
          <table:table-cell table:style-name="ce188" table:number-columns-repeated="3"/>
          <table:table-cell table:style-name="ce77"/>
          <table:table-cell table:style-name="ce188" table:number-columns-repeated="246"/>
          <table:table-cell table:number-columns-repeated="773"/>
        </table:table-row>
        <table:table-row table:style-name="ro7" table:number-rows-repeated="4">
          <table:table-cell table:style-name="ce188" table:number-columns-repeated="3"/>
          <table:table-cell/>
          <table:table-cell table:style-name="ce188" table:number-columns-repeated="246"/>
          <table:table-cell table:number-columns-repeated="773"/>
        </table:table-row>
        <table:table-row table:style-name="ro7" table:number-rows-repeated="65512">
          <table:table-cell table:style-name="ce188" table:number-columns-repeated="250"/>
          <table:table-cell table:number-columns-repeated="773"/>
        </table:table-row>
        <table:table-row table:style-name="ro7" table:number-rows-repeated="982955">
          <table:table-cell table:number-columns-repeated="1023"/>
        </table:table-row>
        <table:table-row table:style-name="ro7">
          <table:table-cell table:number-columns-repeated="1023"/>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